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2bc4" officeooo:paragraph-rsid="00122bc4"/>
    </style:style>
    <style:style style:name="P2" style:family="paragraph" style:parent-style-name="Standard">
      <style:paragraph-properties fo:text-align="center" style:justify-single-word="false"/>
      <style:text-properties officeooo:rsid="00122bc4" officeooo:paragraph-rsid="00122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VIDADE COMPLEMENTAR 1</text:p>
      <text:p text:style-name="P2"/>
      <text:p text:style-name="P2">Autor: Pedro Correa Bueno de Castro<text:tab/>RA: 118355</text:p>
      <text:p text:style-name="P1"/>
      <text:p text:style-name="P1">1. No estudo dos autores, qual foi a proporção de projetos de software que falharam? Esse valor é confiável?</text:p>
      <text:p text:style-name="P1"/>
      <text:p text:style-name="P1"><text:tab/>Resposta:</text:p>
      <text:p text:style-name="P1"/>
      <text:p text:style-name="P1"/>
      <text:p text:style-name="P1"/>
      <text:p text:style-name="P1">2. A figura 1 apresenta os principais fatores de falhas em projetos de software e relações entre eles, mas não dá nome para essas relações. Escolha dois fatores que estejam relacionados e discuta qual a relação que você acha que existe entre elas, justificando sua resposta.</text:p>
      <text:p text:style-name="P1"/>
      <text:p text:style-name="P1"><text:tab/>Resposta:</text:p>
      <text:p text:style-name="P1"/>
      <text:p text:style-name="P1"/>
      <text:p text:style-name="P1"/>
      <text:p text:style-name="P1">3. Qual é a sugestão dos autores para que futuros projetos de software fracassem menos, e como essa sugestão ajudaria a melhorar os novos projetos?</text:p>
      <text:p text:style-name="P1"/>
      <text:p text:style-name="P1"><text:tab/>Respos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6.2$Windows_x86 LibreOffice_project/185f2ce4dcc34af9bd97dec29e6d42c39557298f</meta:generator>
    <dc:date>2014-09-10T21:15:31.540000000</dc:date>
    <meta:document-statistic meta:table-count="0" meta:image-count="0" meta:object-count="0" meta:page-count="1" meta:paragraph-count="8" meta:word-count="104" meta:character-count="629" meta:non-whitespace-character-count="530"/>
    <meta:user-defined meta:name="Info 1"/>
    <meta:user-defined meta:name="Info 2"/>
    <meta:user-defined meta:name="Info 3"/>
    <meta:user-defined meta:name="Info 4"/>
  </office:meta>
</office:document-meta>
</file>